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8.09pt"/>
    </style:style>
    <style:style style:name="co2" style:family="table-column">
      <style:table-column-properties fo:break-before="auto" style:column-width="49.01pt"/>
    </style:style>
    <style:style style:name="co3" style:family="table-column">
      <style:table-column-properties fo:break-before="auto" style:column-width="72.06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38.61pt"/>
    </style:style>
    <style:style style:name="co6" style:family="table-column">
      <style:table-column-properties fo:break-before="auto" style:column-width="23.19pt"/>
    </style:style>
    <style:style style:name="co7" style:family="table-column">
      <style:table-column-properties fo:break-before="auto" style:column-width="266.26pt"/>
    </style:style>
    <style:style style:name="co8" style:family="table-column">
      <style:table-column-properties fo:break-before="auto" style:column-width="63.01pt"/>
    </style:style>
    <style:style style:name="co9" style:family="table-column">
      <style:table-column-properties fo:break-before="auto" style:column-width="209.06pt"/>
    </style:style>
    <style:style style:name="co10" style:family="table-column">
      <style:table-column-properties fo:break-before="auto" style:column-width="82.01pt"/>
    </style:style>
    <style:style style:name="co11" style:family="table-column">
      <style:table-column-properties fo:break-before="auto" style:column-width="79.99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Work_5f_Sheet">
      <style:table-properties table:display="true" style:writing-mode="lr-tb"/>
    </style:style>
    <style:style style:name="ta2" style:family="table" style:master-page-name="PageStyle_5f_Der_5f_Das_5f_Di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92d05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4" style:family="table-cell" style:parent-style-name="Default" style:data-style-name="N126">
      <style:table-cell-properties fo:background-color="#92d05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" style:family="table-cell" style:parent-style-name="Default">
      <style:table-cell-properties fo:background-color="#89c76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_Shee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 calcext:value-type="string">
            <text:p>Phrase</text:p>
          </table:table-cell>
          <table:table-cell table:style-name="ce1"/>
          <table:table-cell table:style-name="ce4" office:value-type="string" calcext:value-type="string">
            <text:p>Date</text:p>
          </table:table-cell>
          <table:table-cell table:style-name="ce1"/>
          <table:table-cell table:style-name="ce1" office:value-type="string" calcext:value-type="string">
            <text:p>Days</text:p>
          </table:table-cell>
          <table:table-cell table:style-name="ce1"/>
          <table:table-cell table:style-name="ce1" office:value-type="string" calcext:value-type="string">
            <text:p>Spanish</text:p>
          </table:table-cell>
          <table:table-cell table:style-name="ce7" office:value-type="string" calcext:value-type="string">
            <text:p>Englis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s Geschäft hat Röcke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La tienda tiene faldas.</text:p>
          </table:table-cell>
          <table:table-cell office:value-type="string" calcext:value-type="string">
            <text:p>The shop has skir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um lügst du mich an?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¿Por qué me mientes?</text:p>
          </table:table-cell>
          <table:table-cell office:value-type="string" calcext:value-type="string">
            <text:p>Why are you lying to me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h war ziemlich sauer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Yo estaba bastante enojado</text:p>
          </table:table-cell>
          <table:table-cell office:value-type="string" calcext:value-type="string">
            <text:p>I was pretty angr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in Kopf tut weh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Me duele la cabeza</text:p>
          </table:table-cell>
          <table:table-cell office:value-type="string" calcext:value-type="string">
            <text:p>my head hur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ühlst du Schmerzen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Sientes dolor</text:p>
          </table:table-cell>
          <table:table-cell office:value-type="string" calcext:value-type="string">
            <text:p>Do you feel pa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iner spricht!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¡Nadie habla!</text:p>
          </table:table-cell>
          <table:table-cell office:value-type="string" calcext:value-type="string">
            <text:p>Nobody speaks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e Flasche mit dem Wasser ist im Bad.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La botella de agua está en el baño.</text:p>
          </table:table-cell>
          <table:table-cell office:value-type="string" calcext:value-type="string">
            <text:p>The bottle of water is in the bathroom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h muss lo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Me tengo que ir</text:p>
          </table:table-cell>
          <table:table-cell office:value-type="string" calcext:value-type="string">
            <text:p>I have to g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tzen schlafen überall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Los gatos duermen en todas partes</text:p>
          </table:table-cell>
          <table:table-cell office:value-type="string" calcext:value-type="string">
            <text:p>Cats sleep everywhe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d immer schön lächeln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Y siempre sonriendo</text:p>
          </table:table-cell>
          <table:table-cell office:value-type="string" calcext:value-type="string">
            <text:p>And always smil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o ist ziemlich schlau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Duo es bastante inteligente</text:p>
          </table:table-cell>
          <table:table-cell office:value-type="string" calcext:value-type="string">
            <text:p>Duo is pretty sm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in Fluss ist größer als ein Bach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Un río es más grande que un arroyo.</text:p>
          </table:table-cell>
          <table:table-cell office:value-type="string" calcext:value-type="string">
            <text:p>A river is bigger than a stre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lia läuft am Strand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Julia esta corriendo en la playa</text:p>
          </table:table-cell>
          <table:table-cell office:value-type="string" calcext:value-type="string">
            <text:p>Julia is running on the be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ber das mindeste können Sie versuchen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Pero al menos puedes intentarlo.</text:p>
          </table:table-cell>
          <table:table-cell office:value-type="string" calcext:value-type="string">
            <text:p>But at least you can tr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st schießen und dann Blumen schicken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Primero dispara y luego envia flores.</text:p>
          </table:table-cell>
          <table:table-cell office:value-type="string" calcext:value-type="string">
            <text:p>First shoot and then send flower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 Kampf wird dein Glaube dich nicht retten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En la batalla, tu fe no te salvará.</text:p>
          </table:table-cell>
          <table:table-cell office:value-type="string" calcext:value-type="string">
            <text:p>In battle, your faith will not save yo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h habe absolutes Vertrauen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Tengo absoluta confianza</text:p>
          </table:table-cell>
          <table:table-cell office:value-type="string" calcext:value-type="string">
            <text:p>I have absolute confiden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eht nicht sehr stabil au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No parece muy estable</text:p>
          </table:table-cell>
          <table:table-cell office:value-type="string" calcext:value-type="string">
            <text:p>Does not look very sta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h treffe Sie gleich dort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Te veré allí mismo</text:p>
          </table:table-cell>
          <table:table-cell office:value-type="string" calcext:value-type="string">
            <text:p>I'll meet you right the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 war nicht meine Schuld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No fue mi culpa</text:p>
          </table:table-cell>
          <table:table-cell office:value-type="string" calcext:value-type="string">
            <text:p>It was not my 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s wird einige Zeit sparen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Esto ahorrará tiempo</text:p>
          </table:table-cell>
          <table:table-cell office:value-type="string" calcext:value-type="string">
            <text:p>This will save some ti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um klaust du das Bier? (oder Stehlen)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¿Por qué estás robando la cerveza? (o robo)</text:p>
          </table:table-cell>
          <table:table-cell office:value-type="string" calcext:value-type="string">
            <text:p>Why are you stealing the beer? (or stealing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e Regeln sind tatsächlich ander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Las reglas son realmente diferentes.</text:p>
          </table:table-cell>
          <table:table-cell office:value-type="string" calcext:value-type="string">
            <text:p>The rules are actually differ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e verlieren die einzige Chance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Pierdes la única oportunidad</text:p>
          </table:table-cell>
          <table:table-cell office:value-type="string" calcext:value-type="string">
            <text:p>You lose the only chan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hwer zu sagen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Difícil de decir</text:p>
          </table:table-cell>
          <table:table-cell office:value-type="string" calcext:value-type="string">
            <text:p>Hard to sa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ber das Schiff ist so gewaltig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Pero el barco es tan enorme.</text:p>
          </table:table-cell>
          <table:table-cell office:value-type="string" calcext:value-type="string">
            <text:p>But the ship is so hug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h versichere euch das ist nicht notwendig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Te aseguro que no es necesario.</text:p>
          </table:table-cell>
          <table:table-cell office:value-type="string" calcext:value-type="string">
            <text:p>I assure you that is not necessar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h fürchte es ist noch viel schlimmer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Me temo que es mucho peor</text:p>
          </table:table-cell>
          <table:table-cell office:value-type="string" calcext:value-type="string">
            <text:p>I am afraid it is much wor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 ja, man gewöhnt sich daran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Bueno, te acostumbras</text:p>
          </table:table-cell>
          <table:table-cell office:value-type="string" calcext:value-type="string">
            <text:p>Well, you get used to 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s ist dein Plan? Wir fliegen hin, landen, hoffen dass uns niemand sieht und spazieren durch die Tür?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Este es tu plan? Volamos, aterrizamos, esperamos que nadie nos vea y caminemos por la puerta?</text:p>
          </table:table-cell>
          <table:table-cell office:value-type="string" calcext:value-type="string">
            <text:p>This is your plan? We fly, land, hope nobody sees us and walk through the door?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m Grunde Ja --- &gt; Oh! Brilliant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Basicamente si</text:p>
          </table:table-cell>
          <table:table-cell office:value-type="string" calcext:value-type="string">
            <text:p>Basically yes ---&gt; Oh! brilli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e merken uns nicht mal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Ni siquiera nos notan.</text:p>
          </table:table-cell>
          <table:table-cell office:value-type="string" calcext:value-type="string">
            <text:p>They do not even notice 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h wollte, es wäre so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Ojalá fuera así</text:p>
          </table:table-cell>
          <table:table-cell office:value-type="string" calcext:value-type="string">
            <text:p>I wish it was like th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h würde den Fisch prufen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Yo revisaria el pescado</text:p>
          </table:table-cell>
          <table:table-cell office:value-type="string" calcext:value-type="string">
            <text:p>I would check the fis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h würde gern Geld wechseln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Me gustaria cambiar dinero</text:p>
          </table:table-cell>
          <table:table-cell office:value-type="string" calcext:value-type="string">
            <text:p>I would like to change mon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ünzen in der Tasche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Monedas en la bolsa</text:p>
          </table:table-cell>
          <table:table-cell office:value-type="string" calcext:value-type="string">
            <text:p>Coins in the ba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r Geist ist unsichtbar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La mente es invisible</text:p>
          </table:table-cell>
          <table:table-cell office:value-type="string" calcext:value-type="string">
            <text:p>The mind is invis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s ist mein Schicksal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Ese es mi destino</text:p>
          </table:table-cell>
          <table:table-cell office:value-type="string" calcext:value-type="string">
            <text:p>This is my destin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h werde für das Gras sorgen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Me encargaré de la hierba</text:p>
          </table:table-cell>
          <table:table-cell office:value-type="string" calcext:value-type="string">
            <text:p>I will take care of the gra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e ist hier, das spüre ich!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Ella está aquí, yo siento eso!</text:p>
          </table:table-cell>
          <table:table-cell office:value-type="string" calcext:value-type="string">
            <text:p>She is here, I feel that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s war beeindruckend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Eso fue impresionante</text:p>
          </table:table-cell>
          <table:table-cell office:value-type="string" calcext:value-type="string">
            <text:p>That was impress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s ist eine Falle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Eso es una trampa</text:p>
          </table:table-cell>
          <table:table-cell office:value-type="string" calcext:value-type="string">
            <text:p>It is a tra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 hat dieses Land verlassen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Se fue de este pais</text:p>
          </table:table-cell>
          <table:table-cell office:value-type="string" calcext:value-type="string">
            <text:p>He left this countr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h habe dir nicht vergeben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No te perdoné</text:p>
          </table:table-cell>
          <table:table-cell office:value-type="string" calcext:value-type="string">
            <text:p>I did not forgive yo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ute sind verschwunden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La gente ha desaparecido</text:p>
          </table:table-cell>
          <table:table-cell office:value-type="string" calcext:value-type="string">
            <text:p>People have disappear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st du es gebracht?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¿Lo trajiste?</text:p>
          </table:table-cell>
          <table:table-cell office:value-type="string" calcext:value-type="string">
            <text:p>Did you bring it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s tust du da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Que estas haciendo</text:p>
          </table:table-cell>
          <table:table-cell office:value-type="string" calcext:value-type="string">
            <text:p>What are you do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h das könnte interessant werden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Ohh, eso podría ser interesante</text:p>
          </table:table-cell>
          <table:table-cell office:value-type="string" calcext:value-type="string">
            <text:p>Oh, that could be interest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m hast du das Buch gegeben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¿A quién le diste el libro?</text:p>
          </table:table-cell>
          <table:table-cell office:value-type="string" calcext:value-type="string">
            <text:p>Who did you give the book to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ss mir leben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Dejame vivir</text:p>
          </table:table-cell>
          <table:table-cell office:value-type="string" calcext:value-type="string">
            <text:p>Let me l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edoch ohne Erfolgt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Pero sin exito</text:p>
          </table:table-cell>
          <table:table-cell office:value-type="string" calcext:value-type="string">
            <text:p>But without succe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 ist schlimm genug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Ya es suficientemente malo</text:p>
          </table:table-cell>
          <table:table-cell office:value-type="string" calcext:value-type="string">
            <text:p>It's bad enoug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h kann das schon förmlich riechen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Ya puedo oler eso</text:p>
          </table:table-cell>
          <table:table-cell office:value-type="string" calcext:value-type="string">
            <text:p>I can almost smell th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s ist natürlich relativ peinlich, ne?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Esto es, por supuesto, relativamente vergonzoso, ¿verdad?</text:p>
          </table:table-cell>
          <table:table-cell office:value-type="string" calcext:value-type="string">
            <text:p>This is of course relatively embarrassing, right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, kann ich mir vorstellen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Si me puedo imaginar</text:p>
          </table:table-cell>
          <table:table-cell office:value-type="string" calcext:value-type="string">
            <text:p>Yes I can imagi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Äh, es stört mich nicht</text:p>
          </table:table-cell>
          <table:table-cell/>
          <table:table-cell table:style-name="ce5" office:value-type="date" office:date-value="2019-08-27" calcext:value-type="date">
            <text:p>2019-08-2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h, no me molesta</text:p>
          </table:table-cell>
          <table:table-cell office:value-type="string" calcext:value-type="string">
            <text:p>Uh, it does not bother 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igentlich ganz gut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Bastante bien, en realidad</text:p>
          </table:table-cell>
          <table:table-cell office:value-type="string" calcext:value-type="string">
            <text:p>Pretty good, actuall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h bin ziemlich schüchtern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Soy bastante timida</text:p>
          </table:table-cell>
          <table:table-cell office:value-type="string" calcext:value-type="string">
            <text:p>I'm pretty sh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, auf jeden Fall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Si definitivamente</text:p>
          </table:table-cell>
          <table:table-cell office:value-type="string" calcext:value-type="string">
            <text:p>Yes, in any c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r waren da und hatten Angst vor der Dunkelheit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Estuvimos allí y temíamos a la oscuridad.</text:p>
          </table:table-cell>
          <table:table-cell office:value-type="string" calcext:value-type="string">
            <text:p>We were there and were afraid of the d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e mehr sie trainieren, desto stärker werden sie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Cuanto más entrenas, más fuerte te vuelves</text:p>
          </table:table-cell>
          <table:table-cell office:value-type="string" calcext:value-type="string">
            <text:p>The more you train, the stronger you beco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e lauter, desto besser / Je mehr Geld, desto besser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Cuanto más fuerte, mejor / Cuanto más dinero, mejor</text:p>
          </table:table-cell>
          <table:table-cell office:value-type="string" calcext:value-type="string">
            <text:p>The louder, the better / The more money, the bet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h probier mal die scharfe Soße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Probaré la salsa picante</text:p>
          </table:table-cell>
          <table:table-cell office:value-type="string" calcext:value-type="string">
            <text:p>I'll try the spicy sau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 war sehr freundlich, sehr gemütlich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fue muy amigable, muy comodo</text:p>
          </table:table-cell>
          <table:table-cell office:value-type="string" calcext:value-type="string">
            <text:p>It was very friendly, very comforta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ählen Sie Ihr Schicksal,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Elige tu destino,</text:p>
          </table:table-cell>
          <table:table-cell office:value-type="string" calcext:value-type="string">
            <text:p>Choose your destiny,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 bist der einzige, der ihn aufhalten kann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Eres el único que puede detenerlo</text:p>
          </table:table-cell>
          <table:table-cell office:value-type="string" calcext:value-type="string">
            <text:p>You're the only one who can stop hi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tur ist traurig, denn Nirvana hat ihn verlassen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rtur está triste porque Nirvana lo ha dejado.</text:p>
          </table:table-cell>
          <table:table-cell office:value-type="string" calcext:value-type="string">
            <text:p>Artur is sad because Nirvana has left hi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r Ritter ist im selben Moment mutig und wütend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El caballero es valiente y enojado al mismo tiempo.</text:p>
          </table:table-cell>
          <table:table-cell office:value-type="string" calcext:value-type="string">
            <text:p>The knight is brave and angry at the same tim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Dann spreche ich fließend Deutsch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Entonces yo soy fluido en alemán</text:p>
          </table:table-cell>
          <table:table-cell office:value-type="string" calcext:value-type="string">
            <text:p>Then I speak fluent Ger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r müssen uns verstecken,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tenemos que escondernos,</text:p>
          </table:table-cell>
          <table:table-cell office:value-type="string" calcext:value-type="string">
            <text:p>We have to hide,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eber sterben wir, als andere zu töten,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Preferimos morir antes que matar a otros</text:p>
          </table:table-cell>
          <table:table-cell office:value-type="string" calcext:value-type="string">
            <text:p>We'd rather die than kill other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hr wollt euch ergeben?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¿Quieres rendirte?</text:p>
          </table:table-cell>
          <table:table-cell office:value-type="string" calcext:value-type="string">
            <text:p>You want to surrender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hsoka, hör auf.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hsoka, basta.</text:p>
          </table:table-cell>
          <table:table-cell office:value-type="string" calcext:value-type="string">
            <text:p>Ahsoka, stop it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nn die Lurmen neutral bleiben wollen, werden wir sie nicht in den Krieg zwingen.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Si los Lurmen quieren permanecer neutrales, no los forzaremos a la guerra.</text:p>
          </table:table-cell>
          <table:table-cell office:value-type="string" calcext:value-type="string">
            <text:p>If the Lurmen want to stay neutral, we will not force them into war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h gratuliere, dass euch dieses Glück zuteil wird.,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Te felicito por darte esta felicidad.</text:p>
          </table:table-cell>
          <table:table-cell office:value-type="string" calcext:value-type="string">
            <text:p>I congratulate you for giving you this happiness.,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r müssen die Mission abrrechen,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Tenemos que cancelar la misión.</text:p>
          </table:table-cell>
          <table:table-cell office:value-type="string" calcext:value-type="string">
            <text:p>We have to cancel the miss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s ergibt einfach keinen Sinn,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Eso simplemente no tiene sentido</text:p>
          </table:table-cell>
          <table:table-cell office:value-type="string" calcext:value-type="string">
            <text:p>That does not make sense,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e müssen hier die Sicherheitslücke aufspüren.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Tienes que encontrar el agujero de seguridad aquí.</text:p>
          </table:table-cell>
          <table:table-cell office:value-type="string" calcext:value-type="string">
            <text:p>You have to find the security hole here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 blockiert unsere Funksignale.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Él bloquea nuestras señales de radio.</text:p>
          </table:table-cell>
          <table:table-cell office:value-type="string" calcext:value-type="string">
            <text:p>He blocks our radio signals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h glaube nicht, dass das nötig ist.</text:p>
          </table:table-cell>
          <table:table-cell table:number-columns-repeated="5"/>
          <table:table-cell office:value-type="string" calcext:value-type="string">
            <text:p>No creo que sea necesario.</text:p>
          </table:table-cell>
          <table:table-cell office:value-type="string" calcext:value-type="string">
            <text:p>I do not think that's necessary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bt auf Ventress! (aufgeben)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¡Renuncia a Ventress! (Ad)</text:p>
          </table:table-cell>
          <table:table-cell office:value-type="string" calcext:value-type="string">
            <text:p>Give up on ventress! (to give u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s Risiko müssen wir eingehen.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Tenemos que arriesgarnos.</text:p>
          </table:table-cell>
          <table:table-cell office:value-type="string" calcext:value-type="string">
            <text:p>We have to take the risk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 wirkst etwas gereizt.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Pareces un poco irritado.</text:p>
          </table:table-cell>
          <table:table-cell office:value-type="string" calcext:value-type="string">
            <text:p>You seem a bit irritated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eib hier und sorge dafür dass niemand abhaut.</text:p>
          </table:table-cell>
          <table:table-cell table:number-columns-repeated="5"/>
          <table:table-cell office:value-type="string" calcext:value-type="string">
            <text:p>Quédate aquí y asegúrate de que nadie se caiga.</text:p>
          </table:table-cell>
          <table:table-cell office:value-type="string" calcext:value-type="string">
            <text:p>Stay here and make sure nobody falls off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in kleine Dankeschön wäre angebracht.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Un pequeño agradecimiento sería apropiado.</text:p>
          </table:table-cell>
          <table:table-cell office:value-type="string" calcext:value-type="string">
            <text:p>A small thank you would be appropriate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d mir geht´s auch gut. Danke der Nachfrage.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Y yo también estoy bien. Gracias por preguntar.</text:p>
          </table:table-cell>
          <table:table-cell office:value-type="string" calcext:value-type="string">
            <text:p>And I'm fine too. Thanks for asking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ll ich ehrlich sein?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¿Debo ser honesto?</text:p>
          </table:table-cell>
          <table:table-cell office:value-type="string" calcext:value-type="string">
            <text:p>Should I be honest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nnst du mir tatsächlich beraten?</text:p>
          </table:table-cell>
          <table:table-cell table:number-columns-repeated="5"/>
          <table:table-cell office:value-type="string" calcext:value-type="string">
            <text:p>¿Puedes realmente aconsejarme?</text:p>
          </table:table-cell>
          <table:table-cell office:value-type="string" calcext:value-type="string">
            <text:p>Can you really advise me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r hat es nicht gefallen.</text:p>
          </table:table-cell>
          <table:table-cell table:number-columns-repeated="5"/>
          <table:table-cell office:value-type="string" calcext:value-type="string">
            <text:p>No me gustó</text:p>
          </table:table-cell>
          <table:table-cell office:value-type="string" calcext:value-type="string">
            <text:p>I did not like it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richst du mit der bekannten Arztin.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¿Estás hablando con el conocido doctor?</text:p>
          </table:table-cell>
          <table:table-cell office:value-type="string" calcext:value-type="string">
            <text:p>Are you talking to the well-known doctor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s ist Blut sir und bestimmt nicht von einem unserer Männer.</text:p>
          </table:table-cell>
          <table:table-cell table:number-columns-repeated="5"/>
          <table:table-cell office:value-type="string" calcext:value-type="string">
            <text:p>Eso es sangre señor y ciertamente no de uno de nuestros hombres.</text:p>
          </table:table-cell>
          <table:table-cell office:value-type="string" calcext:value-type="string">
            <text:p>That's blood sir and certainly not from one of our men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e Furcht vor Ihrem Auftraggeber ist doch größer als die Furcht vor uns.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El temor de su empleador es mayor que el miedo de nosotros.</text:p>
          </table:table-cell>
          <table:table-cell office:value-type="string" calcext:value-type="string">
            <text:p>The fear of your employer is greater than the fear of us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in Geist könnte zerstört werden, darin besteht die Gefahr.</text:p>
          </table:table-cell>
          <table:table-cell table:number-columns-repeated="5"/>
          <table:table-cell office:value-type="string" calcext:value-type="string">
            <text:p>Su mente podría ser destruida, ese es el peligro.</text:p>
          </table:table-cell>
          <table:table-cell office:value-type="string" calcext:value-type="string">
            <text:p>His mind could be destroyed, that's the danger.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Ihr unterschätzt meine Macht!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r war ein Teil unserer Familie und hat uns und auch viele unserer Freunde und Helfer und Gäste begleite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und wenn Ihr ein schönes Foto oder eine Anekdote mit ihm habt, freuen wir uns, wenn Ihr sie hier mit uns teil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ass mich in Ruh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ss du mich nicht an!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as ist ein Notfall / Zufal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u bist verletz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ett, dich kennen zu lerne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ibt es hier jemanden, der English spricht?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bsichtic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e Zeit ist abgelaufen Sohn von Durotar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Was war denn das für ein Alptraum?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as war kein Alptraum, junger Kriegshäumplig sondern eine Visi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olgt mir, damit ich Euch zeigen kann, was die Zukunft bring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ch weiß nicht, was das alles zu bedeuten hat aber ich werde mitspiele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ch kann nicht noch glauben, dass sie einst zur Horde gehört haben!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eid gegrüßt, Sohn von Durotar. Ich wusste, Ihr würdet den Weg finde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ch weiß Vieles über Euch und Euer Volk, aber wer ich bin, das ist im Augenblick nicht wichti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Was soll das alles, Mensch?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Ja, und nur, wenn Ihr Euer Volk über das Meer füuhrt in das ferne Land Kalimdor werdet Ihr gegen sie bestehen können!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och die Geister raten mir ihm zu vetraue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Wie läufts bei dir?</text:p>
          </table:table-cell>
          <table:table-cell table:number-columns-repeated="1023"/>
        </table:table-row>
        <table:table-row table:style-name="ro3" table:number-rows-repeated="10484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er_Das_Die" table:style-name="ta2">
        <table:table-column table:style-name="co9" table:default-cell-style-name="ce2"/>
        <table:table-column table:style-name="co10" table:default-cell-style-name="ce2"/>
        <table:table-column table:style-name="co11" table:default-cell-style-name="ce6"/>
        <table:table-column table:style-name="co12" table:number-columns-repeated="1021" table:default-cell-style-name="ce2"/>
        <table:table-row table:style-name="ro2">
          <table:table-cell table:style-name="ce1" office:value-type="string" calcext:value-type="string">
            <text:p>Phrase</text:p>
          </table:table-cell>
          <table:table-cell table:style-name="ce1"/>
          <table:table-cell table:style-name="ce4" office:value-type="string" calcext:value-type="string">
            <text:p>Date</text:p>
          </table:table-cell>
          <table:table-cell table:style-name="ce1"/>
          <table:table-cell table:style-name="ce1" office:value-type="string" calcext:value-type="string">
            <text:p>Days</text:p>
          </table:table-cell>
          <table:table-cell table:style-name="ce1"/>
          <table:table-cell table:style-name="ce1" office:value-type="string" calcext:value-type="string">
            <text:p>Spani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s Haus / das Bett</text:p>
          </table:table-cell>
          <table:table-cell/>
          <table:table-cell office:value-type="date" office:date-value="2019-02-08" calcext:value-type="date">
            <text:p>2/8/201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a casa, la cam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r Tish / der Kühlschrank</text:p>
          </table:table-cell>
          <table:table-cell/>
          <table:table-cell office:value-type="date" office:date-value="2019-02-09" calcext:value-type="date">
            <text:p>2/9/201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a mesa, el resfrigerad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r Müll / der Keller</text:p>
          </table:table-cell>
          <table:table-cell/>
          <table:table-cell office:value-type="date" office:date-value="2019-02-09" calcext:value-type="date">
            <text:p>2/9/201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 basura /la bodega (basement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r Kuli / der Fernseher</text:p>
          </table:table-cell>
          <table:table-cell/>
          <table:table-cell office:value-type="date" office:date-value="2019-02-08" calcext:value-type="date">
            <text:p>2/8/201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 boligrafo, la televis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ie Vase /die Lampe</text:p>
          </table:table-cell>
          <table:table-cell/>
          <table:table-cell office:value-type="date" office:date-value="2019-02-08" calcext:value-type="date">
            <text:p>2/8/201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 florero, la lampa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s Fleisch, das Salz, das Öl</text:p>
          </table:table-cell>
          <table:table-cell/>
          <table:table-cell office:value-type="date" office:date-value="2019-02-08" calcext:value-type="date">
            <text:p>2/8/201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 carne, el sal, el aze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r Fisch, der Reis, der Käse</text:p>
          </table:table-cell>
          <table:table-cell/>
          <table:table-cell office:value-type="date" office:date-value="2019-02-08" calcext:value-type="date">
            <text:p>2/8/201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 pescado, el arroz, el ques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ie Butter, die Nudeln, die Wurst</text:p>
          </table:table-cell>
          <table:table-cell/>
          <table:table-cell office:value-type="date" office:date-value="2019-02-09" calcext:value-type="date">
            <text:p>2/9/201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a mantequilla. los nudles, la salchich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ie Stadt, die Schule, die Arbei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s La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r Ber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e Eben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s Smerz</text:p>
          </table:table-cell>
          <table:table-cell/>
          <table:table-cell table:style-name="ce5" office:value-type="date" office:date-value="2019-02-09" calcext:value-type="date">
            <text:p>2019-02-0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 dol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s Gift / das Geschenk</text:p>
          </table:table-cell>
          <table:table-cell/>
          <table:table-cell table:style-name="ce5" office:value-type="date" office:date-value="2019-02-08" calcext:value-type="date">
            <text:p>2019-02-0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 veneno, el regalo</text:p>
          </table:table-cell>
          <table:table-cell table:number-columns-repeated="1017"/>
        </table:table-row>
        <table:table-row table:style-name="ro4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shirt: das Hemd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nts: die Hose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at: der Mantel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cks: die Socken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oes: die Schuhe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orts: die Shorts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derwear: die Unterwäsche </text:p>
          </table:table-cell>
          <table:table-cell table:number-columns-repeated="1023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P0" style:volatile="true">
      <number:month/>
      <number:text>/</number:text>
      <number:day/>
      <number:text>/</number:text>
      <number:year number:style="long"/>
    </number:date-style>
    <number:text-style style:name="N126">
      <number:text-content/>
      <style:map style:condition="value()&lt;=1.79769313486232E+308" style:apply-style-name="N126P0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 style:data-style-name="N2" text:time-value="20:40:52.4666538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er_5f_Das_5f_Die" style:display-name="PageStyle_Der_Das_D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_5f_Sheet" style:display-name="PageStyle_Work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dc:language>en-US</dc:language>
    <meta:creation-date>2019-01-30T15:43:00</meta:creation-date>
    <dc:date>2019-10-07T21:28:51.290256605</dc:date>
    <meta:editing-cycles>3</meta:editing-cycles>
    <meta:generator>LibreOffice/6.0.7.3$Linux_X86_64 LibreOffice_project/00m0$Build-3</meta:generator>
    <meta:editing-duration>PT1H20M54S</meta:editing-duration>
    <meta:document-statistic meta:table-count="2" meta:cell-count="363" meta:object-count="0"/>
    <meta:user-defined meta:name="AppVersion">2.6</meta:user-defined>
  </office:meta>
</office:document-meta>
</file>